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6"/>
        <table:table-column table:style-name="co3" table:default-cell-style-name="ce61"/>
        <table:table-column table:style-name="co4" table:default-cell-style-name="ce9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signar Fecha y Hora de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, se hayan realizado menos de 3 audiencias o se haya suspendido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una audiencia y no exista un Dictamen emitido. El Conciliador debe dirigirse a 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guarda la fecha y hora en la que audiencia debe iniciar, se notificará a los Usuarios Conflictuados de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la Fecha y Hora en la que se dará la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fije una Fecha y Hora para el inicio de una Audiencia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El Conciliador escogerá el caso con estado <text:span text:style-name="T1">Activo </text:span><text:span text:style-name="T2">y escogera “Abrir Caso”, dentro de la pestaña escogerá la opción “Asignar Fecha y</text:span>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Hora de la siguiente Audiencia”. En la sección desplegada, ingresará la fecha de la cita en el calendario que se muestra, y finalmente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la hora en formato de 24 horas para el inicio de la Audiencia. Verificados los datos ingresados el Conciliador da al botón “Asignar Cita” y el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sistema muestra un mensaje de éxito informando de la fijación de la fecha y hora, y la notificación a las partes sobre la cita ingresada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estado <text:span text:style-name="T1">Activo </text:span><text:span text:style-name="T2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2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signar Fecha y Hora de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despliega una sección flotante debajo de la op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siguiente Audienci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ión, con dos campos para llenar, “Fecha”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y “Hora de la Audiencia”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pulsa el botón “Fecha”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despliega un calendario que muestra fech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abilizadas 15 días después de la última Audiencia 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de la fecha actual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El Conciliador escoge un fecha del calendario</text:p>
          </table:table-cell>
          <table:covered-table-cell table:style-name="ce62"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la fecha a la izquierda del botón “Fecha”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y esconde el Calendario</text:p>
          </table:table-cell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Conciliador ingresa una hora en formato de 24 horas</text:p>
          </table:table-cell>
          <table:covered-table-cell/>
          <table:table-cell/>
          <table:table-cell table:style-name="ce16" table:number-columns-spanned="2" table:number-rows-spanned="1"/>
          <table:covered-table-cell table:style-name="ce6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Conciliador verifica los datos y pulsa “Asignar Cita”</text:p>
          </table:table-cell>
          <table:covered-table-cell/>
          <table:table-cell table:style-name="ce10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verifica que ningún campo este vacío, el camp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Hora se encuentre en el rango de 09:00 – 18:00 y se haya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ingresado únicamente caracteres numéricos a excepción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l símbolo ‘<text:span text:style-name="T1">:’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muestra una ventana emergente previniendo al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Conciliador de estar seguro de fijar la cita pues esta no pue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 ser cambiada una vez confirmada</text:p>
          </table:table-cell>
          <table:covered-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Conciliador pulsa al botón “Confirmar”</text:p>
          </table:table-cell>
          <table:covered-table-cell/>
          <table:table-cell table:style-name="ce10"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cierra la ventana emergente y muestra un m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aje de éxito informando al Conliador de la fecha y Hora fi-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jada, así como de la notificación de las partes involucradas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obre la nueva cit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en la sección desplegable informando al Conciliador que ya no es posible asignar un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Fecha y Hora de Audiencia debido a que el número de Audiencias máximo se ha agotado o ya se ha emitido un Dictame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bido a que la fecha máxima para la asignación de la cita para la siguiente Audiencia s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ha excedid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a</text:p>
          </table:table-cell>
          <table:table-cell office:value-type="string" calcext:value-type="string" table:number-columns-spanned="5" table:number-rows-spanned="1">
            <text:p>El sistema muestra un mensaje de advertencia debido a que algún campo se encuentra vací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b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contiene caracteres no numéric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3c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no esta dentro del rango de un horari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laborabl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 table:number-columns-spanned="5" table:number-rows-spanned="1">
            <text:p>El Conciliador ha pulsado a “Cancelar” y el sistema cierra la ventana emergente pero no realiza ningún cambio a l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4"/>
          <table:table-cell table:style-name="ce27" office:value-type="string" calcext:value-type="string" table:number-columns-spanned="5" table:number-rows-spanned="1">
            <text:p>campos llenados por el Conciliador</text:p>
          </table:table-cell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5:13:36.8892989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5:51:45.549525522</dc:date>
    <meta:editing-duration>PT3H8M13S</meta:editing-duration>
    <meta:editing-cycles>40</meta:editing-cycles>
    <meta:generator>LibreOffice/6.2.7.1$Linux_X86_64 LibreOffice_project/20$Build-1</meta:generator>
    <meta:document-statistic meta:table-count="1" meta:cell-count="95" meta:object-count="0"/>
  </office:meta>
</office:document-meta>
</file>